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svg:stroke-linecap="square" draw:fill="solid" draw:fill-color="#99ccff" draw:textarea-horizontal-align="center" draw:textarea-vertical-align="middle" draw:auto-grow-height="false" fo:padding-top="0.169cm" fo:padding-bottom="0.125cm" fo:padding-left="0.25cm" fo:padding-right="0.25cm" fo:wrap-option="wrap" draw:shadow-opacity="75%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center" draw:textarea-vertical-align="middle" draw:auto-grow-height="false" fo:padding-top="0.164cm" fo:padding-bottom="0.125cm" fo:padding-left="0.25cm" fo:padding-right="0.25cm" fo:wrap-option="wrap" draw:shadow-opacity="75%"/>
    </style:style>
    <style:style style:name="gr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pacity="75%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4cm" fo:padding-bottom="0.125cm" fo:padding-left="0.25cm" fo:padding-right="0.25cm" fo:wrap-option="no-wrap" draw:shadow-opacity="75%"/>
    </style:style>
    <style:style style:name="P1" style:family="paragraph">
      <style:paragraph-properties fo:margin-left="0cm" fo:margin-right="0cm" fo:text-align="center" fo:text-indent="0cm" style:line-break="strict"/>
    </style:style>
    <style:style style:name="P2" style:family="paragraph">
      <style:paragraph-properties fo:margin-left="0cm" fo:margin-right="0cm" fo:text-align="center" fo:text-indent="0cm" style:line-break="strict"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text-indent="0cm" style:line-break="strict"/>
    </style:style>
    <style:style style:name="T1" style:family="text">
      <style:text-properties fo:color="#000000" fo:font-size="18pt" fo:language="en" fo:country="US" style:font-size-asian="18pt" style:font-size-complex="18pt"/>
    </style:style>
    <style:style style:name="T2" style:family="text">
      <style:text-properties fo:color="#000000" fo:font-size="16pt" fo:language="en" fo:country="US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Group 2">
          <draw:custom-shape draw:name="AutoShape 3" draw:style-name="gr1" draw:text-style-name="P2" draw:layer="layout" svg:width="10.414cm" svg:height="1.266cm" svg:x="2.27cm" svg:y="4.814cm">
            <text:list text:style-name="L1">
              <text:list-header>
                <text:p text:style-name="P1"><text:span text:style-name="T1">ArchivalVideo</text:span></text:p>
              </text:list-header>
            </text:list>
            <draw:enhanced-geometry svg:viewBox="0 0 21600 21600" draw:mirror-horizontal="false" draw:mirror-vertical="false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4" draw:style-name="gr2" draw:text-style-name="P2" draw:layer="layout" svg:width="10.414cm" svg:height="1.27cm" svg:x="2.27cm" svg:y="6.08cm">
            <text:p text:style-name="P1"><text:span text:style-name="T2">descriptive metadata (PBCore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5" draw:style-name="gr2" draw:text-style-name="P2" draw:layer="layout" svg:width="10.414cm" svg:height="1.266cm" svg:x="2.27cm" svg:y="7.354cm">
            <text:list text:style-name="L1">
              <text:list-header>
                <text:p text:style-name="P1"><text:span text:style-name="T2">Hydra::RightsMetadata</text:span></text:p>
              </text:list-header>
            </text:list>
            <draw:enhanced-geometry svg:viewBox="0 0 21600 21600" draw:mirror-horizontal="false" draw:mirror-vertical="false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name="Line 16" draw:style-name="gr3" draw:text-style-name="P3" draw:layer="layout" svg:x1="7.35cm" svg:y1="11.16cm" svg:x2="7.35cm" svg:y2="8.62cm">
          <text:p/>
        </draw:line>
        <draw:line draw:name="Line 17" draw:style-name="gr3" draw:text-style-name="P3" draw:layer="layout" svg:x1="16.24cm" svg:y1="5.572cm" svg:x2="12.684cm" svg:y2="5.576cm">
          <text:p/>
        </draw:line>
        <draw:line draw:name="Line 18" draw:style-name="gr3" draw:text-style-name="P3" draw:layer="layout" svg:x1="16.502cm" svg:y1="11.803cm" svg:x2="12.684cm" svg:y2="8.62cm">
          <text:p/>
        </draw:line>
        <draw:custom-shape draw:name="AutoShape 19" draw:style-name="gr1" draw:text-style-name="P4" draw:layer="layout" svg:width="8.255cm" svg:height="3.175cm" svg:x="16.494cm" svg:y="11.795cm">
          <text:list text:style-name="L1">
            <text:list-header>
              <text:p text:style-name="P1"><text:span text:style-name="T1">Additional access or </text:span></text:p>
              <text:p text:style-name="P1"><text:span text:style-name="T1">preservation objects</text:span></text:p>
              <text:p text:style-name="P1"><text:span text:style-name="T1">as needed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0" draw:style-name="gr4" draw:text-style-name="P4" draw:layer="layout" svg:width="2.54cm" svg:height="0.882cm" svg:x="13.065cm" svg:y="4.429cm">
          <text:list text:style-name="L1">
            <text:list-header>
              <text:p text:style-name="P5"><text:span text:style-name="T2">isPartO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4" draw:text-style-name="P4" draw:layer="layout" svg:width="2.54cm" svg:height="0.882cm" svg:x="7.35cm" svg:y="9.389cm">
          <text:list text:style-name="L1">
            <text:list-header>
              <text:p text:style-name="P5"><text:span text:style-name="T2">isPartOf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6">
          <draw:custom-shape draw:name="AutoShape 7" draw:style-name="gr1" draw:text-style-name="P4" draw:layer="layout" svg:width="10.414cm" svg:height="1.266cm" svg:x="2.27cm" svg:y="11.164cm">
            <text:list text:style-name="L1">
              <text:list-header>
                <text:p text:style-name="P1"><text:span text:style-name="T1">ExternalVideo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8" draw:style-name="gr2" draw:text-style-name="P4" draw:layer="layout" svg:width="10.414cm" svg:height="1.27cm" svg:x="2.27cm" svg:y="13.704cm">
            <text:p text:style-name="P1"><text:span text:style-name="T2">descriptive metadata (PBCore)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9" draw:style-name="gr2" draw:text-style-name="P4" draw:layer="layout" svg:width="10.414cm" svg:height="1.266cm" svg:x="2.27cm" svg:y="14.974cm">
            <text:list text:style-name="L1">
              <text:list-header>
                <text:p text:style-name="P1"><text:span text:style-name="T2">Hydra::RightsMetadata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0" draw:style-name="gr2" draw:text-style-name="P4" draw:layer="layout" svg:width="10.414cm" svg:height="1.27cm" svg:x="2.27cm" svg:y="12.43cm">
            <text:list text:style-name="L1">
              <text:list-header>
                <text:p text:style-name="P1"><text:span text:style-name="T2">access video file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name="Group 6">
          <draw:custom-shape draw:name="AutoShape 7" draw:style-name="gr1" draw:text-style-name="P4" draw:layer="layout" svg:width="10.414cm" svg:height="1.266cm" svg:x="16.24cm" svg:y="4.81cm">
            <text:list text:style-name="L1">
              <text:list-header>
                <text:p text:style-name="P1"><text:span text:style-name="T1">ExternalVideo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8" draw:style-name="gr2" draw:text-style-name="P4" draw:layer="layout" svg:width="10.414cm" svg:height="1.27cm" svg:x="16.24cm" svg:y="7.35cm">
            <text:p text:style-name="P1"><text:span text:style-name="T2">descriptive metadata (PBCore)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9" draw:style-name="gr2" draw:text-style-name="P4" draw:layer="layout" svg:width="10.414cm" svg:height="1.266cm" svg:x="16.24cm" svg:y="8.62cm">
            <text:list text:style-name="L1">
              <text:list-header>
                <text:p text:style-name="P1"><text:span text:style-name="T2">Hydra::RightsMetadata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0" draw:style-name="gr2" draw:text-style-name="P4" draw:layer="layout" svg:width="10.414cm" svg:height="1.27cm" svg:x="16.24cm" svg:y="6.076cm">
            <text:list text:style-name="L1">
              <text:list-header>
                <text:p text:style-name="P1"><text:span text:style-name="T2">preservation video file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08T19:47:50</meta:creation-date>
    <dc:date>2013-02-11T23:13:15</dc:date>
    <meta:editing-duration>PT10M18S</meta:editing-duration>
    <meta:editing-cycles>2</meta:editing-cycles>
    <meta:generator>OpenOffice.org/3.4.1$Unix OpenOffice.org_project/341m1$Build-9593</meta:generator>
    <meta:document-statistic meta:object-count="20"/>
  </office:meta>
</office:document-meta>
</file>